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972" officeooo:paragraph-rsid="00085972"/>
    </style:style>
    <style:style style:name="P2" style:family="paragraph" style:parent-style-name="Text_20_body">
      <style:text-properties officeooo:rsid="00085972" officeooo:paragraph-rsid="00085972"/>
    </style:style>
    <style:style style:name="P3" style:family="paragraph" style:parent-style-name="Text_20_body">
      <style:text-properties officeooo:rsid="0013f5f1" officeooo:paragraph-rsid="0013f5f1"/>
    </style:style>
    <style:style style:name="P4" style:family="paragraph" style:parent-style-name="Text_20_body">
      <style:text-properties officeooo:paragraph-rsid="001779be"/>
    </style:style>
    <style:style style:name="P5" style:family="paragraph" style:parent-style-name="Text_20_body">
      <style:text-properties officeooo:rsid="0018aeb9" officeooo:paragraph-rsid="0018aeb9"/>
    </style:style>
    <style:style style:name="P6" style:family="paragraph" style:parent-style-name="Text_20_body">
      <style:text-properties officeooo:rsid="00198d22" officeooo:paragraph-rsid="00198d22"/>
    </style:style>
    <style:style style:name="P7" style:family="paragraph" style:parent-style-name="Text_20_body">
      <style:text-properties officeooo:rsid="001b73ff" officeooo:paragraph-rsid="00415c8f"/>
    </style:style>
    <style:style style:name="P8" style:family="paragraph" style:parent-style-name="Text_20_body">
      <style:text-properties officeooo:rsid="002f5fba" officeooo:paragraph-rsid="002f5fba"/>
    </style:style>
    <style:style style:name="P9" style:family="paragraph" style:parent-style-name="Text_20_body">
      <style:text-properties officeooo:paragraph-rsid="0030ab71"/>
    </style:style>
    <style:style style:name="P10" style:family="paragraph" style:parent-style-name="Text_20_body">
      <style:text-properties officeooo:rsid="0037d9b4" officeooo:paragraph-rsid="0037d9b4"/>
    </style:style>
    <style:style style:name="P11" style:family="paragraph" style:parent-style-name="Text_20_body">
      <style:text-properties officeooo:rsid="00349225" officeooo:paragraph-rsid="00349225"/>
    </style:style>
    <style:style style:name="P12" style:family="paragraph" style:parent-style-name="Text_20_body">
      <style:text-properties officeooo:rsid="000cda5b" officeooo:paragraph-rsid="003c794e"/>
    </style:style>
    <style:style style:name="P13" style:family="paragraph" style:parent-style-name="Text_20_body">
      <style:text-properties officeooo:rsid="003cbc3a" officeooo:paragraph-rsid="003cbc3a"/>
    </style:style>
    <style:style style:name="P14" style:family="paragraph" style:parent-style-name="Text_20_body">
      <style:text-properties officeooo:rsid="003e4472" officeooo:paragraph-rsid="003e4472"/>
    </style:style>
    <style:style style:name="P15" style:family="paragraph" style:parent-style-name="Text_20_body">
      <style:text-properties officeooo:paragraph-rsid="003e4472"/>
    </style:style>
    <style:style style:name="P16" style:family="paragraph" style:parent-style-name="Text_20_body">
      <style:text-properties officeooo:rsid="0043437d" officeooo:paragraph-rsid="0043437d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Standard">
      <style:text-properties officeooo:rsid="000212f7" officeooo:paragraph-rsid="000212f7"/>
    </style:style>
    <style:style style:name="P22" style:family="paragraph" style:parent-style-name="Heading_20_4">
      <style:text-properties officeooo:paragraph-rsid="003e4472"/>
    </style:style>
    <style:style style:name="P23" style:family="paragraph" style:parent-style-name="Heading_20_4">
      <style:text-properties officeooo:rsid="003e4472" officeooo:paragraph-rsid="003e4472"/>
    </style:style>
    <style:style style:name="P24" style:family="paragraph" style:parent-style-name="Heading_20_2">
      <style:text-properties officeooo:rsid="003a79d7" officeooo:paragraph-rsid="003a79d7"/>
    </style:style>
    <style:style style:name="P25" style:family="paragraph" style:parent-style-name="Heading_20_2">
      <style:text-properties officeooo:rsid="00411620" officeooo:paragraph-rsid="00411620"/>
    </style:style>
    <style:style style:name="P26" style:family="paragraph" style:parent-style-name="Heading_20_2">
      <style:paragraph-properties fo:break-before="page"/>
      <style:text-properties officeooo:rsid="0015fb0c" officeooo:paragraph-rsid="0015fb0c"/>
    </style:style>
    <style:style style:name="P27" style:family="paragraph" style:parent-style-name="Text_20_body">
      <style:text-properties officeooo:rsid="0043437d" officeooo:paragraph-rsid="0043437d"/>
    </style:style>
    <style:style style:name="P28" style:family="paragraph" style:parent-style-name="Text_20_body">
      <style:text-properties officeooo:rsid="0037d9b4" officeooo:paragraph-rsid="0037d9b4"/>
    </style:style>
    <style:style style:name="P29" style:family="paragraph" style:parent-style-name="Text_20_body">
      <style:text-properties officeooo:rsid="00489be4" officeooo:paragraph-rsid="00489be4"/>
    </style:style>
    <style:style style:name="P30" style:family="paragraph" style:parent-style-name="Text_20_body">
      <style:text-properties officeooo:rsid="004a0c62" officeooo:paragraph-rsid="004a0c62"/>
    </style:style>
    <style:style style:name="P31" style:family="paragraph" style:parent-style-name="Text_20_body">
      <style:text-properties officeooo:rsid="004cdcf8" officeooo:paragraph-rsid="004cdcf8"/>
    </style:style>
    <style:style style:name="P32" style:family="paragraph" style:parent-style-name="Text_20_body">
      <style:text-properties officeooo:rsid="004e48f8" officeooo:paragraph-rsid="004e48f8"/>
    </style:style>
    <style:style style:name="P33" style:family="paragraph" style:parent-style-name="Text_20_body">
      <style:text-properties officeooo:rsid="004f7ede" officeooo:paragraph-rsid="004f7ede"/>
    </style:style>
    <style:style style:name="P34" style:family="paragraph" style:parent-style-name="Text_20_body">
      <style:text-properties officeooo:rsid="001b73ff" officeooo:paragraph-rsid="002dc9b9"/>
    </style:style>
    <style:style style:name="P35" style:family="paragraph" style:parent-style-name="Text_20_body">
      <style:text-properties officeooo:rsid="001b73ff" officeooo:paragraph-rsid="0030ab71"/>
    </style:style>
    <style:style style:name="P36" style:family="paragraph" style:parent-style-name="Text_20_body">
      <style:text-properties officeooo:rsid="005028ee" officeooo:paragraph-rsid="005028ee"/>
    </style:style>
    <style:style style:name="P37" style:family="paragraph" style:parent-style-name="Text_20_body">
      <style:text-properties officeooo:rsid="00524cf4" officeooo:paragraph-rsid="00524cf4"/>
    </style:style>
    <style:style style:name="P38" style:family="paragraph" style:parent-style-name="Text_20_body">
      <style:text-properties officeooo:rsid="00528d71" officeooo:paragraph-rsid="00528d71"/>
    </style:style>
    <style:style style:name="P39" style:family="paragraph" style:parent-style-name="Text_20_body">
      <style:text-properties officeooo:rsid="0053dd9f" officeooo:paragraph-rsid="0053dd9f"/>
    </style:style>
    <style:style style:name="P40" style:family="paragraph" style:parent-style-name="Text_20_body">
      <style:text-properties officeooo:rsid="0056d4d8" officeooo:paragraph-rsid="0056d4d8"/>
    </style:style>
    <style:style style:name="P41" style:family="paragraph" style:parent-style-name="Text_20_body">
      <style:text-properties officeooo:rsid="005a7aa6" officeooo:paragraph-rsid="005a7aa6"/>
    </style:style>
    <style:style style:name="P42" style:family="paragraph" style:parent-style-name="Text_20_body">
      <style:text-properties officeooo:rsid="00609e5f" officeooo:paragraph-rsid="00609e5f"/>
    </style:style>
    <style:style style:name="P43" style:family="paragraph" style:parent-style-name="Text_20_body">
      <style:text-properties officeooo:rsid="00625fb7" officeooo:paragraph-rsid="00625fb7"/>
    </style:style>
    <style:style style:name="P44" style:family="paragraph" style:parent-style-name="Text_20_body">
      <style:text-properties officeooo:rsid="0062d43a" officeooo:paragraph-rsid="0062d43a"/>
    </style:style>
    <style:style style:name="P45" style:family="paragraph" style:parent-style-name="Text_20_body">
      <style:text-properties officeooo:rsid="00656907" officeooo:paragraph-rsid="00656907"/>
    </style:style>
    <style:style style:name="T1" style:family="text">
      <style:text-properties officeooo:rsid="0009dcb8"/>
    </style:style>
    <style:style style:name="T2" style:family="text">
      <style:text-properties officeooo:rsid="000bd6b2"/>
    </style:style>
    <style:style style:name="T3" style:family="text">
      <style:text-properties officeooo:rsid="000e6430"/>
    </style:style>
    <style:style style:name="T4" style:family="text">
      <style:text-properties officeooo:rsid="001069bc"/>
    </style:style>
    <style:style style:name="T5" style:family="text">
      <style:text-properties officeooo:rsid="001779be"/>
    </style:style>
    <style:style style:name="T6" style:family="text">
      <style:text-properties officeooo:rsid="001d3dd9"/>
    </style:style>
    <style:style style:name="T7" style:family="text">
      <style:text-properties officeooo:rsid="002884ac"/>
    </style:style>
    <style:style style:name="T8" style:family="text">
      <style:text-properties officeooo:rsid="0030ab71"/>
    </style:style>
    <style:style style:name="T9" style:family="text">
      <style:text-properties officeooo:rsid="0037d9b4"/>
    </style:style>
    <style:style style:name="T10" style:family="text">
      <style:text-properties officeooo:rsid="003a79d7"/>
    </style:style>
    <style:style style:name="T11" style:family="text">
      <style:text-properties officeooo:rsid="00415c8f"/>
    </style:style>
    <style:style style:name="T12" style:family="text">
      <style:text-properties officeooo:rsid="0043437d"/>
    </style:style>
    <style:style style:name="T13" style:family="text">
      <style:text-properties officeooo:rsid="0049bca0"/>
    </style:style>
    <style:style style:name="T14" style:family="text">
      <style:text-properties officeooo:rsid="004bb983"/>
    </style:style>
    <style:style style:name="T15" style:family="text">
      <style:text-properties officeooo:rsid="004cdcf8"/>
    </style:style>
    <style:style style:name="T16" style:family="text">
      <style:text-properties officeooo:rsid="005028ee"/>
    </style:style>
    <style:style style:name="T17" style:family="text">
      <style:text-properties officeooo:rsid="00508fbd"/>
    </style:style>
    <style:style style:name="T18" style:family="text">
      <style:text-properties officeooo:rsid="0027132e"/>
    </style:style>
    <style:style style:name="T19" style:family="text">
      <style:text-properties officeooo:rsid="005acb38"/>
    </style:style>
    <style:style style:name="T20" style:family="text">
      <style:text-properties officeooo:rsid="005ba1fc"/>
    </style:style>
    <style:style style:name="T21" style:family="text">
      <style:text-properties officeooo:rsid="005ebc5a"/>
    </style:style>
    <style:style style:name="T22" style:family="text">
      <style:text-properties officeooo:rsid="005ef037"/>
    </style:style>
    <style:style style:name="T23" style:family="text">
      <style:text-properties officeooo:rsid="00618127"/>
    </style:style>
    <style:style style:name="T24" style:family="text">
      <style:text-properties officeooo:rsid="0063ec7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iplomarbeit</text:p>
      <text:p text:style-name="Text_20_body"/>
      <text:p text:style-name="P29">Thema: Moderne Ansätze zur Oberflächengestaltung für hardwarenahe Programmierung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Inhaltsverzeichnis</text:p>
          </text:index-title>
          <text:p text:style-name="P17"><text:a xlink:type="simple" xlink:href="#__RefHeading___Toc299_2417122130" text:style-name="Index_20_Link" text:visited-style-name="Index_20_Link">1. Begriffsklärungen<text:tab/>3</text:a></text:p>
          <text:p text:style-name="P20"><text:a xlink:type="simple" xlink:href="#__RefHeading___Toc301_2417122130" text:style-name="Index_20_Link" text:visited-style-name="Index_20_Link">1.1. Klärung Begriff „modern“<text:tab/>3</text:a></text:p>
          <text:p text:style-name="P20"><text:a xlink:type="simple" xlink:href="#__RefHeading___Toc303_2417122130" text:style-name="Index_20_Link" text:visited-style-name="Index_20_Link">1.2. Klärung Begriff „hardwarenah“<text:tab/>3</text:a></text:p>
          <text:p text:style-name="P20"><text:a xlink:type="simple" xlink:href="#__RefHeading___Toc305_2417122130" text:style-name="Index_20_Link" text:visited-style-name="Index_20_Link">1.3. Klärung Begriff „Prototyp“<text:tab/>3</text:a></text:p>
          <text:p text:style-name="P17"><text:a xlink:type="simple" xlink:href="#__RefHeading___Toc307_2417122130" text:style-name="Index_20_Link" text:visited-style-name="Index_20_Link">2. Vorbetrachtungen<text:tab/>3</text:a></text:p>
          <text:p text:style-name="P20"><text:a xlink:type="simple" xlink:href="#__RefHeading___Toc309_2417122130" text:style-name="Index_20_Link" text:visited-style-name="Index_20_Link">2.1. Historische Einordnung der Entwicklung von Benutzeroberflächen<text:tab/>3</text:a></text:p>
          <text:p text:style-name="P20"><text:a xlink:type="simple" xlink:href="#__RefHeading___Toc311_2417122130" text:style-name="Index_20_Link" text:visited-style-name="Index_20_Link">2.2. Möglichkeiten zur Gestaltung von Benutzeroberflächen<text:tab/>3</text:a></text:p>
          <text:p text:style-name="P18"><text:a xlink:type="simple" xlink:href="#__RefHeading___Toc313_2417122130" text:style-name="Index_20_Link" text:visited-style-name="Index_20_Link">2.2.1. MVC<text:tab/>3</text:a></text:p>
          <text:p text:style-name="P18"><text:a xlink:type="simple" xlink:href="#__RefHeading___Toc315_2417122130" text:style-name="Index_20_Link" text:visited-style-name="Index_20_Link">2.2.2. MVP<text:tab/>3</text:a></text:p>
          <text:p text:style-name="P18"><text:a xlink:type="simple" xlink:href="#__RefHeading___Toc317_2417122130" text:style-name="Index_20_Link" text:visited-style-name="Index_20_Link">2.2.3. MVVM<text:tab/>3</text:a></text:p>
          <text:p text:style-name="P20"><text:a xlink:type="simple" xlink:href="#__RefHeading___Toc343_2417122130" text:style-name="Index_20_Link" text:visited-style-name="Index_20_Link">2.3. Anforderungen für hardwarenahe Programmierung aufstellen<text:tab/>3</text:a></text:p>
          <text:p text:style-name="P17"><text:a xlink:type="simple" xlink:href="#__RefHeading___Toc319_2417122130" text:style-name="Index_20_Link" text:visited-style-name="Index_20_Link">3. Vergleich von populären Möglichkeiten zur Benutzeroberflächengestaltung<text:tab/>4</text:a></text:p>
          <text:p text:style-name="P20"><text:a xlink:type="simple" xlink:href="#__RefHeading___Toc321_2417122130" text:style-name="Index_20_Link" text:visited-style-name="Index_20_Link">3.1. Bewertungskriterien aufstellen<text:tab/>4</text:a></text:p>
          <text:p text:style-name="P20"><text:a xlink:type="simple" xlink:href="#__RefHeading___Toc345_2417122130" text:style-name="Index_20_Link" text:visited-style-name="Index_20_Link">3.2. Technologien ermitteln<text:tab/>4</text:a></text:p>
          <text:p text:style-name="P20"><text:a xlink:type="simple" xlink:href="#__RefHeading___Toc347_2417122130" text:style-name="Index_20_Link" text:visited-style-name="Index_20_Link">3.3. Vergleichen<text:tab/>4</text:a></text:p>
          <text:p text:style-name="P20"><text:a xlink:type="simple" xlink:href="#__RefHeading___Toc349_2417122130" text:style-name="Index_20_Link" text:visited-style-name="Index_20_Link">3.4. Fazit ziehen<text:tab/>4</text:a></text:p>
          <text:p text:style-name="P17"><text:a xlink:type="simple" xlink:href="#__RefHeading___Toc323_2417122130" text:style-name="Index_20_Link" text:visited-style-name="Index_20_Link">4. Auszeichnungssprache/ Markup language<text:tab/>4</text:a></text:p>
          <text:p text:style-name="P18"><text:a xlink:type="simple" xlink:href="#__RefHeading___Toc325_2417122130" text:style-name="Index_20_Link" text:visited-style-name="Index_20_Link">4.1.1. XML<text:tab/>5</text:a></text:p>
          <text:p text:style-name="P18"><text:a xlink:type="simple" xlink:href="#__RefHeading___Toc327_2417122130" text:style-name="Index_20_Link" text:visited-style-name="Index_20_Link">4.1.2. XAML<text:tab/>5</text:a></text:p>
          <text:p text:style-name="P18"><text:a xlink:type="simple" xlink:href="#__RefHeading___Toc329_2417122130" text:style-name="Index_20_Link" text:visited-style-name="Index_20_Link">4.1.3. JSON<text:tab/>5</text:a></text:p>
          <text:p text:style-name="P18"><text:a xlink:type="simple" xlink:href="#__RefHeading___Toc331_2417122130" text:style-name="Index_20_Link" text:visited-style-name="Index_20_Link">4.1.4. YAML<text:tab/>5</text:a></text:p>
          <text:p text:style-name="P17"><text:a xlink:type="simple" xlink:href="#__RefHeading___Toc333_2417122130" text:style-name="Index_20_Link" text:visited-style-name="Index_20_Link">5. Prototypische Implementierung<text:tab/>5</text:a></text:p>
          <text:p text:style-name="P20"><text:a xlink:type="simple" xlink:href="#__RefHeading___Toc335_2417122130" text:style-name="Index_20_Link" text:visited-style-name="Index_20_Link">5.1. Rahmenbedingungen<text:tab/>5</text:a></text:p>
          <text:p text:style-name="P20"><text:a xlink:type="simple" xlink:href="#__RefHeading___Toc337_2417122130" text:style-name="Index_20_Link" text:visited-style-name="Index_20_Link">5.2. Vorstellung des Konzepts<text:tab/>5</text:a></text:p>
          <text:p text:style-name="P20"><text:a xlink:type="simple" xlink:href="#__RefHeading___Toc339_2417122130" text:style-name="Index_20_Link" text:visited-style-name="Index_20_Link">5.3. Gewährleistung der Rahmenbedingungen<text:tab/>5</text:a></text:p>
          <text:p text:style-name="P17"><text:a xlink:type="simple" xlink:href="#__RefHeading___Toc341_2417122130" text:style-name="Index_20_Link" text:visited-style-name="Index_20_Link">6. Praxisnahe Anwendungsfälle<text:tab/>5</text:a></text:p>
        </text:index-body>
      </text:table-of-content>
      <text:p text:style-name="P21"/>
      <text:h text:style-name="P26" text:outline-level="2"><text:bookmark-start text:name="__RefHeading___Toc299_2417122130"/>Begriffsklärungen<text:bookmark-end text:name="__RefHeading___Toc299_2417122130"/></text:h>
      <text:p text:style-name="P1"/>
      <text:h text:style-name="Heading_20_3" text:outline-level="3"><text:bookmark-start text:name="__RefHeading___Toc301_2417122130"/>Klärung Begriff „<text:span text:style-name="T1">m</text:span>odern“<text:bookmark-end text:name="__RefHeading___Toc301_2417122130"/></text:h>
      <text:p text:style-name="P1">[Erklärung]</text:p>
      <text:p text:style-name="P1"/>
      <text:h text:style-name="Heading_20_3" text:outline-level="3"><text:bookmark-start text:name="__RefHeading___Toc303_2417122130"/>Klärung Begriff „hardwarenah“<text:bookmark-end text:name="__RefHeading___Toc303_2417122130"/></text:h>
      <text:p text:style-name="P2">[Erklärung]</text:p>
      <text:p text:style-name="P13">→ Nicht auf Anforderungen für Bewertungskriterien eingehen. Lediglich allgemein erklären, worum es sich handelt (limitierte <text:span text:style-name="T24">Rechen- und Energier</text:span>esourcen, sensitives Zeitverhalten usw.)</text:p>
      <text:h text:style-name="Heading_20_3" text:outline-level="3"><text:bookmark-start text:name="__RefHeading___Toc305_2417122130"/>Klärung Begriff „Prototyp“<text:bookmark-end text:name="__RefHeading___Toc305_2417122130"/></text:h>
      <text:p text:style-name="Text_20_body">- <text:span text:style-name="T4">Unterschied Prototyp + Software</text:span></text:p>
      <text:p text:style-name="P3"/>
      <text:h text:style-name="Heading_20_2" text:outline-level="2"><text:bookmark-start text:name="__RefHeading___Toc307_2417122130"/>Vorbetrachtungen<text:bookmark-end text:name="__RefHeading___Toc307_2417122130"/></text:h>
      <text:h text:style-name="Heading_20_3" text:outline-level="3"><text:bookmark-start text:name="__RefHeading___Toc309_2417122130"/>Historische Einordnung der Entwicklung von Benutzeroberflächen<text:bookmark-end text:name="__RefHeading___Toc309_2417122130"/></text:h>
      <text:p text:style-name="P4"><text:span text:style-name="T5">[</text:span>Kurze Historische Einordnung der Entwicklung von Benutzeroberflächen<text:span text:style-name="T5">] → Diesen Teil mit zuletzt schreiben, da man ihn gut strecken und stauchen kann, evtl. komplett weglassen</text:span></text:p>
      <text:p text:style-name="P4"/>
      <text:h text:style-name="Heading_20_3" text:outline-level="3"><text:bookmark-start text:name="__RefHeading___Toc311_2417122130"/>Möglichkeiten <text:span text:style-name="T2">zur Gestaltung von Benutzeroberflächen</text:span><text:bookmark-end text:name="__RefHeading___Toc311_2417122130"/></text:h>
      <text:p text:style-name="P30">[Hinweis: Möglichkeiten zur Gestaltung von Benutzeroberflächen zu allgemein <text:span text:style-name="T14">formuliert</text:span>]</text:p>
      <text:p text:style-name="P5">[Erklärung von verschiedenen Konzepten]</text:p>
      <text:h text:style-name="Heading_20_4" text:outline-level="4"><text:bookmark-start text:name="__RefHeading___Toc313_2417122130"/>MVC<text:bookmark-end text:name="__RefHeading___Toc313_2417122130"/></text:h>
      <text:h text:style-name="Heading_20_4" text:outline-level="4"><text:bookmark-start text:name="__RefHeading___Toc315_2417122130"/>MVP<text:bookmark-end text:name="__RefHeading___Toc315_2417122130"/></text:h>
      <text:h text:style-name="Heading_20_4" text:outline-level="4"><text:bookmark-start text:name="__RefHeading___Toc317_2417122130"/>MVVM<text:bookmark-end text:name="__RefHeading___Toc317_2417122130"/></text:h>
      <text:p text:style-name="Text_20_body"/>
      <text:h text:style-name="Heading_20_3" text:outline-level="3"><text:bookmark-start text:name="__RefHeading___Toc343_2417122130"/>Anforderungen für hardwarenahe Programmierung <text:span text:style-name="T15">aufstellen</text:span><text:bookmark-end text:name="__RefHeading___Toc343_2417122130"/></text:h>
      <text:p text:style-name="P31">[Garbage Collection sorgt für unvorhergesehenes Zeitverhalten → nicht benutzen]</text:p>
      <text:p text:style-name="P32">[Möglichst selten Speicher-Allokalisierung durchführen]</text:p>
      <text:p text:style-name="P33">[Evtl. Ausflug in Fragmentierung von heaps geben → ganz zum schluss schreiben, evtl. weglassen]</text:p>
      <text:h text:style-name="P24" text:outline-level="2"><text:bookmark-start text:name="__RefHeading___Toc319_2417122130"/><text:soft-page-break/>Vergleich <text:span text:style-name="T13">von populären Möglichkeiten zur Benutzeroberflächengestaltung</text:span><text:bookmark-end text:name="__RefHeading___Toc319_2417122130"/></text:h>
      <text:h text:style-name="Heading_20_3" text:outline-level="3"><text:bookmark-start text:name="__RefHeading___Toc321_2417122130"/>Bewertungskriterien <text:span text:style-name="T10">aufstellen</text:span><text:bookmark-end text:name="__RefHeading___Toc321_2417122130"/></text:h>
      <text:p text:style-name="P8">[Allgemeine Anforderungen festlegen:]</text:p>
      <text:p text:style-name="P9">→<text:span text:style-name="T8"> Erweiterbarkeit mit neuen Elementtypen</text:span></text:p>
      <text:p text:style-name="P35">→<text:span text:style-name="T6"> Wiederverwendbarkeit von erstellten Views in anderen Views</text:span></text:p>
      <text:p text:style-name="P39">→ <text:span text:style-name="T18">Widerspruch zwischen Performance zur Laufzeit und Entwicklerkomfort → Lösen über interaktiven Modus </text:span>mgl.?</text:p>
      <text:p text:style-name="P40">→ <text:span text:style-name="T7">Kein</text:span>en<text:span text:style-name="T7"> Quellcode für View-Elemente schreiben (die keine weitere Funktionalität beinhalten)</text:span></text:p>
      <text:p text:style-name="P41">→ Einbinden von bestehenden Objekten und Variablen möglich</text:p>
      <text:p text:style-name="P6">[Anforderungen für hardwarenahe Programmierung festlegen:]</text:p>
      <text:p text:style-name="P11"><text:span text:style-name="T19">- </text:span>Overhead durch Objektorientierung in Bezug auf Performance zur Laufzeit</text:p>
      <text:p text:style-name="P12">- Keine VM <text:span text:style-name="T3">(daher kein java)</text:span></text:p>
      <text:p text:style-name="P12">- <text:span text:style-name="T20">Impedance Mismatch: Graphikkartenbibliothek arbeitet als Statemachine → daher Objektstruktur möblichst flach halten</text:span></text:p>
      <text:p text:style-name="P12"><text:span text:style-name="T16">-</text:span> Keine Garbage-Collection</text:p>
      <text:p text:style-name="P34"/>
      <text:h text:style-name="Heading_20_3" text:outline-level="3"><text:bookmark-start text:name="__RefHeading___Toc345_2417122130"/>Technologien ermitteln<text:bookmark-end text:name="__RefHeading___Toc345_2417122130"/></text:h>
      <text:p text:style-name="P36">[Zu jeder Möglichkeit min. einen prominenten Vertreter <text:span text:style-name="T17">auswählen, Technologien kurz vorstellen</text:span>]</text:p>
      <text:p text:style-name="P34"/>
      <text:h text:style-name="Heading_20_3" text:outline-level="3"><text:bookmark-start text:name="__RefHeading___Toc347_2417122130"/>Vergleichen<text:bookmark-end text:name="__RefHeading___Toc347_2417122130"/></text:h>
      <text:p text:style-name="P37">[Punkte vergeben, jede Punktevergabe kurz begründen]</text:p>
      <text:p text:style-name="P37"/>
      <text:h text:style-name="Heading_20_3" text:outline-level="3"><text:bookmark-start text:name="__RefHeading___Toc349_2417122130"/>Fazit ziehen<text:bookmark-end text:name="__RefHeading___Toc349_2417122130"/></text:h>
      <text:p text:style-name="P38">[Stärken von bestimmten Ansätzen betonen, Schwachpunkte für weiteres Vorgehen erwähnen]</text:p>
      <text:p text:style-name="P34"/>
      <text:h text:style-name="P25" text:outline-level="2"><text:bookmark-start text:name="__RefHeading___Toc323_2417122130"/>Auszeichnungssprache/ Markup language<text:bookmark-end text:name="__RefHeading___Toc323_2417122130"/></text:h>
      <text:p text:style-name="P15"><text:span text:style-name="T21">[Hinweis: Begriff Datendefinitionssprache ist nicht korrekt: „</text:span><text:span text:style-name="Emphasis">Datendefinitionssprache, Data Description Language (DDL), Data Definition Language (DDL);</text:span> eine Sprache, die zur Beschreibung der Struktur einer <text:a xlink:type="simple" xlink:href="https://wirtschaftslexikon.gabler.de/definition/datenbank-30025" text:style-name="Internet_20_link" text:visited-style-name="Visited_20_Internet_20_Link">Datenbank</text:a> aus der Sicht des <text:a xlink:type="simple" xlink:href="https://wirtschaftslexikon.gabler.de/definition/konzeptionelles-datenmodell-40932" text:style-name="Internet_20_link" text:visited-style-name="Visited_20_Internet_20_Link">konzeptionellen Datenmodells</text:a>, <text:a xlink:type="simple" xlink:href="https://wirtschaftslexikon.gabler.de/definition/externes-datenmodell-34403" text:style-name="Internet_20_link" text:visited-style-name="Visited_20_Internet_20_Link">externen Datenmodells</text:a> oder <text:a xlink:type="simple" xlink:href="https://wirtschaftslexikon.gabler.de/definition/internes-datenmodell-41540" text:style-name="Internet_20_link" text:visited-style-name="Visited_20_Internet_20_Link">internen Datenmodells</text:a> dient. Zu einem <text:a xlink:type="simple" xlink:href="https://wirtschaftslexikon.gabler.de/definition/datenbankmanagementsystem-dbms-28184" text:style-name="Internet_20_link" text:visited-style-name="Visited_20_Internet_20_Link">Datenbankmanagementsystem (DBMS)</text:a> gehört stets eine Datenbeschreibungssprache.„<text:span text:style-name="T21">]</text:span></text:p>
      <text:p text:style-name="P14"><text:soft-page-break/></text:p>
      <text:h text:style-name="Heading_20_3" text:outline-level="3">Funktion von Markup Languages</text:h>
      <text:p text:style-name="P14"><text:span text:style-name="T22">[</text:span>Allgemeine Funktion von <text:span text:style-name="T11">Markup Languages</text:span> erklären<text:span text:style-name="T22">]</text:span></text:p>
      <text:h text:style-name="Heading_20_3" text:outline-level="3">Vorstellung von ausgewählten Markup Languages</text:h>
      <text:h text:style-name="P22" text:outline-level="4"><text:bookmark-start text:name="__RefHeading___Toc325_2417122130"/>XML<text:bookmark-end text:name="__RefHeading___Toc325_2417122130"/></text:h>
      <text:h text:style-name="Heading_20_4" text:outline-level="4"><text:bookmark-start text:name="__RefHeading___Toc327_2417122130"/>XAML<text:bookmark-end text:name="__RefHeading___Toc327_2417122130"/></text:h>
      <text:h text:style-name="Heading_20_4" text:outline-level="4"><text:bookmark-start text:name="__RefHeading___Toc329_2417122130"/>JSON<text:bookmark-end text:name="__RefHeading___Toc329_2417122130"/></text:h>
      <text:h text:style-name="P23" text:outline-level="4"><text:bookmark-start text:name="__RefHeading___Toc331_2417122130"/>YAML<text:bookmark-end text:name="__RefHeading___Toc331_2417122130"/></text:h>
      <text:p text:style-name="P15"/>
      <text:h text:style-name="Heading_20_3" text:outline-level="3">Problematik der Typisierung</text:h>
      <text:p text:style-name="P42">[Kurz auf die Problematik der Typisierung eingehen <text:span text:style-name="T23">→ Implizite Typvergabe bei embedded Programming häufig nicht gewollt</text:span>]</text:p>
      <text:h text:style-name="Heading_20_3" text:outline-level="3">Begründete Auswahl</text:h>
      <text:p text:style-name="P7"/>
      <text:h text:style-name="Heading_20_2" text:outline-level="2"><text:bookmark-start text:name="__RefHeading___Toc333_2417122130"/>Prototypische Implementierung<text:bookmark-end text:name="__RefHeading___Toc333_2417122130"/></text:h>
      <text:h text:style-name="Heading_20_3" text:outline-level="3"><text:bookmark-start text:name="__RefHeading___Toc335_2417122130"/>Rahmenbedingungen<text:bookmark-end text:name="__RefHeading___Toc335_2417122130"/></text:h>
      <text:h text:style-name="Heading_20_4" text:outline-level="4">Interaktiver Modus</text:h>
      <text:h text:style-name="Heading_20_4" text:outline-level="4">Portabilität</text:h>
      <text:h text:style-name="Heading_20_3" text:outline-level="3"><text:bookmark-start text:name="__RefHeading___Toc337_2417122130"/>Vorstellung des Konzepts<text:bookmark-end text:name="__RefHeading___Toc337_2417122130"/></text:h>
      <text:p text:style-name="P16">[Erklärung der Markup Language]</text:p>
      <text:p text:style-name="P16">[Erklärung der Kompilierung des YAML Codes]</text:p>
      <text:p text:style-name="P16">[Erklärung interaktiver Modus]</text:p>
      <text:h text:style-name="Heading_20_3" text:outline-level="3"><text:bookmark-start text:name="__RefHeading___Toc339_2417122130"/><text:span text:style-name="T12">Gewährleistung der </text:span>Rahmenbedingungen<text:bookmark-end text:name="__RefHeading___Toc339_2417122130"/></text:h>
      <text:p text:style-name="P45">[Erklärung, dass Rahmenbedingungen erfüllt worden sind]</text:p>
      <text:h text:style-name="Heading_20_2" text:outline-level="2"><text:bookmark-start text:name="__RefHeading___Toc341_2417122130"/><text:span text:style-name="T9">Praxisnahe </text:span>Anwendungsfälle<text:bookmark-end text:name="__RefHeading___Toc341_2417122130"/></text:h>
      <text:p text:style-name="P10">[Ausflug geben in bestimmte Bereiche von embedded devices]</text:p>
      <text:p text:style-name="P10">- Smart Home Anwendungen</text:p>
      <text:p text:style-name="P10">- Automaten jeglicher Art (Fahrkartenautomaten, Getränkeautomaten, …)</text:p>
      <text:p text:style-name="P43"><text:soft-page-break/>- Haushaltsgeräte</text:p>
      <text:p text:style-name="P44">- Bürogeräte (Drucker, ...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32:52.465840190</meta:creation-date>
    <dc:date>2018-08-09T11:35:39.830000000</dc:date>
    <meta:editing-duration>PT8H55M46S</meta:editing-duration>
    <meta:editing-cycles>85</meta:editing-cycles>
    <meta:generator>LibreOffice/5.3.0.3$Windows_X86_64 LibreOffice_project/7074905676c47b82bbcfbea1aeefc84afe1c50e1</meta:generator>
    <meta:document-statistic meta:table-count="0" meta:image-count="0" meta:object-count="0" meta:page-count="6" meta:paragraph-count="97" meta:word-count="548" meta:character-count="4453" meta:non-whitespace-character-count="4034"/>
  </office:meta>
</office:document-meta>
</file>